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>
    <style:style style:name="HeaderPara" style:family="paragraph" style:display-name="HeaderPara">
      <style:text-properties fo:font-weight="bold" style:font-weight-asian="bold" style:font-weight-complex="bold"/>
    </style:style>
    <style:style style:name="HeaderCell" style:family="table-cell" style:display-name="HeaderCell">
      <style:text-properties fo:font-weight="bold" style:font-weight-asian="bold" style:font-weight-complex="bold"/>
    </style:style>
    <style:style style:name="BoldCell" style:family="table-cell" style:display-name="BoldCell">
      <style:text-properties fo:font-weight="bold" style:font-weight-asian="bold" style:font-weight-complex="bold"/>
    </style:style>
  </office:automatic-styles>
  <office:body>
    <office:spreadsheet>
      <table:table table:name="Crypto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Changes</text:p>
          </table:table-cell>
          <table:table-cell table:style-name="HeaderCell">
            <text:p text:style-name="HeaderPara">Status</text:p>
          </table:table-cell>
          <table:table-cell table:style-name="HeaderCell">
            <text:p text:style-name="HeaderPara">NEA0</text:p>
          </table:table-cell>
          <table:table-cell table:style-name="HeaderCell">
            <text:p text:style-name="HeaderPara">NEA1</text:p>
          </table:table-cell>
          <table:table-cell table:style-name="HeaderCell">
            <text:p text:style-name="HeaderPara">NEA2</text:p>
          </table:table-cell>
          <table:table-cell table:style-name="HeaderCell">
            <text:p text:style-name="HeaderPara">NIA1</text:p>
          </table:table-cell>
          <table:table-cell table:style-name="HeaderCell">
            <text:p text:style-name="HeaderPara">NIA2</text:p>
          </table:table-cell>
        </table:table-row>
        <table:table-row>
          <table:table-cell>
            <text:p>2G C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G P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RRC ENC</text:p>
          </table:table-cell>
          <table:table-cell>
            <text:p>1317</text:p>
          </table:table-cell>
          <table:table-cell table:style-name="BoldCell">
            <text:p text:style-name="HeaderPara">Fail</text:p>
          </table:table-cell>
          <table:table-cell>
            <text:p>336</text:p>
          </table:table-cell>
          <table:table-cell>
            <text:p>668</text:p>
          </table:table-cell>
          <table:table-cell>
            <text:p>313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RRC INT</text:p>
          </table:table-cell>
          <table:table-cell>
            <text:p>1317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39</text:p>
          </table:table-cell>
          <table:table-cell>
            <text:p>978</text:p>
          </table:table-cell>
        </table:table-row>
        <table:table-row>
          <table:table-cell>
            <text:p>5G NAS ENC</text:p>
          </table:table-cell>
          <table:table-cell>
            <text:p>39</text:p>
          </table:table-cell>
          <table:table-cell table:style-name="BoldCell">
            <text:p text:style-name="HeaderPara">Fail</text:p>
          </table:table-cell>
          <table:table-cell>
            <text:p>9</text:p>
          </table:table-cell>
          <table:table-cell>
            <text:p>6</text:p>
          </table:table-cell>
          <table:table-cell>
            <text:p>24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NAS INT</text:p>
          </table:table-cell>
          <table:table-cell>
            <text:p>39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  <table:table-cell>
            <text:p>24</text:p>
          </table:table-cell>
        </table:table-row>
      </table:table>
      <table:table table:name="IDs Messages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Timestamp</text:p>
          </table:table-cell>
          <table:table-cell table:style-name="HeaderCell">
            <text:p text:style-name="HeaderPara">Domain</text:p>
          </table:table-cell>
          <table:table-cell table:style-name="HeaderCell">
            <text:p text:style-name="HeaderPara">Message</text:p>
          </table:table-cell>
          <table:table-cell table:style-name="HeaderCell">
            <text:p text:style-name="HeaderPara">ID Type</text:p>
          </table:table-cell>
          <table:table-cell table:style-name="HeaderCell">
            <text:p text:style-name="HeaderPara">ID</text:p>
          </table:table-cell>
        </table:table-row>
        <table:table-row>
          <table:table-cell>
            <text:p>5G NAS ID</text:p>
          </table:table-cell>
          <table:table-cell>
            <text:p>2025-09-30 09:16:2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da</text:p>
          </table:table-cell>
        </table:table-row>
        <table:table-row>
          <table:table-cell>
            <text:p>5G NAS ID</text:p>
          </table:table-cell>
          <table:table-cell>
            <text:p>2025-09-30 09:17:2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20</text:p>
          </table:table-cell>
        </table:table-row>
        <table:table-row>
          <table:table-cell>
            <text:p>5G NAS ID</text:p>
          </table:table-cell>
          <table:table-cell>
            <text:p>2025-09-30 09:18:2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ff</text:p>
          </table:table-cell>
        </table:table-row>
        <table:table-row>
          <table:table-cell>
            <text:p>5G NAS ID</text:p>
          </table:table-cell>
          <table:table-cell>
            <text:p>2025-09-30 09:20:3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7e</text:p>
          </table:table-cell>
        </table:table-row>
        <table:table-row>
          <table:table-cell>
            <text:p>5G NAS ID</text:p>
          </table:table-cell>
          <table:table-cell>
            <text:p>2025-09-30 09:22:4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ed</text:p>
          </table:table-cell>
        </table:table-row>
        <table:table-row>
          <table:table-cell>
            <text:p>5G NAS ID</text:p>
          </table:table-cell>
          <table:table-cell>
            <text:p>2025-09-30 09:24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d1</text:p>
          </table:table-cell>
        </table:table-row>
        <table:table-row>
          <table:table-cell>
            <text:p>5G NAS ID</text:p>
          </table:table-cell>
          <table:table-cell>
            <text:p>2025-09-30 09:26:5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b5</text:p>
          </table:table-cell>
        </table:table-row>
        <table:table-row>
          <table:table-cell>
            <text:p>5G NAS ID</text:p>
          </table:table-cell>
          <table:table-cell>
            <text:p>2025-09-30 09:28:5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46</text:p>
          </table:table-cell>
        </table:table-row>
        <table:table-row>
          <table:table-cell>
            <text:p>5G NAS ID</text:p>
          </table:table-cell>
          <table:table-cell>
            <text:p>2025-09-30 09:31:0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b1</text:p>
          </table:table-cell>
        </table:table-row>
        <table:table-row>
          <table:table-cell>
            <text:p>5G NAS ID</text:p>
          </table:table-cell>
          <table:table-cell>
            <text:p>2025-09-30 09:33:0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cc</text:p>
          </table:table-cell>
        </table:table-row>
        <table:table-row>
          <table:table-cell>
            <text:p>5G NAS ID</text:p>
          </table:table-cell>
          <table:table-cell>
            <text:p>2025-09-30 09:35:2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44</text:p>
          </table:table-cell>
        </table:table-row>
        <table:table-row>
          <table:table-cell>
            <text:p>5G NAS ID</text:p>
          </table:table-cell>
          <table:table-cell>
            <text:p>2025-09-30 09:37:1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f7</text:p>
          </table:table-cell>
        </table:table-row>
        <table:table-row>
          <table:table-cell>
            <text:p>5G NAS ID</text:p>
          </table:table-cell>
          <table:table-cell>
            <text:p>2025-09-30 09:39:2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b7</text:p>
          </table:table-cell>
        </table:table-row>
        <table:table-row>
          <table:table-cell>
            <text:p>5G NAS ID</text:p>
          </table:table-cell>
          <table:table-cell>
            <text:p>2025-09-30 09:41:2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dd</text:p>
          </table:table-cell>
        </table:table-row>
        <table:table-row>
          <table:table-cell>
            <text:p>5G NAS ID</text:p>
          </table:table-cell>
          <table:table-cell>
            <text:p>2025-09-30 09:43:3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9a</text:p>
          </table:table-cell>
        </table:table-row>
        <table:table-row>
          <table:table-cell>
            <text:p>5G NAS ID</text:p>
          </table:table-cell>
          <table:table-cell>
            <text:p>2025-09-30 09:45:3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3e</text:p>
          </table:table-cell>
        </table:table-row>
        <table:table-row>
          <table:table-cell>
            <text:p>5G NAS ID</text:p>
          </table:table-cell>
          <table:table-cell>
            <text:p>2025-09-30 09:47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07</text:p>
          </table:table-cell>
        </table:table-row>
        <table:table-row>
          <table:table-cell>
            <text:p>5G NAS ID</text:p>
          </table:table-cell>
          <table:table-cell>
            <text:p>2025-09-30 09:49:5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ef</text:p>
          </table:table-cell>
        </table:table-row>
        <table:table-row>
          <table:table-cell>
            <text:p>5G NAS ID</text:p>
          </table:table-cell>
          <table:table-cell>
            <text:p>2025-09-30 09:51:5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54</text:p>
          </table:table-cell>
        </table:table-row>
        <table:table-row>
          <table:table-cell>
            <text:p>5G NAS ID</text:p>
          </table:table-cell>
          <table:table-cell>
            <text:p>2025-09-30 09:54:0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11</text:p>
          </table:table-cell>
        </table:table-row>
        <table:table-row>
          <table:table-cell>
            <text:p>5G NAS ID</text:p>
          </table:table-cell>
          <table:table-cell>
            <text:p>2025-09-30 09:56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df</text:p>
          </table:table-cell>
        </table:table-row>
        <table:table-row>
          <table:table-cell>
            <text:p>5G NAS ID</text:p>
          </table:table-cell>
          <table:table-cell>
            <text:p>2025-09-30 09:58:1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ee</text:p>
          </table:table-cell>
        </table:table-row>
        <table:table-row>
          <table:table-cell>
            <text:p>5G NAS ID</text:p>
          </table:table-cell>
          <table:table-cell>
            <text:p>2025-09-30 10:00:1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07</text:p>
          </table:table-cell>
        </table:table-row>
        <table:table-row>
          <table:table-cell>
            <text:p>5G NAS ID</text:p>
          </table:table-cell>
          <table:table-cell>
            <text:p>2025-09-30 10:02:2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ff</text:p>
          </table:table-cell>
        </table:table-row>
        <table:table-row>
          <table:table-cell>
            <text:p>5G NAS ID</text:p>
          </table:table-cell>
          <table:table-cell>
            <text:p>2025-09-30 10:04:2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2f</text:p>
          </table:table-cell>
        </table:table-row>
        <table:table-row>
          <table:table-cell>
            <text:p>5G NAS ID</text:p>
          </table:table-cell>
          <table:table-cell>
            <text:p>2025-09-30 10:06:3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88</text:p>
          </table:table-cell>
        </table:table-row>
        <table:table-row>
          <table:table-cell>
            <text:p>5G NAS ID</text:p>
          </table:table-cell>
          <table:table-cell>
            <text:p>2025-09-30 10:08:3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6c</text:p>
          </table:table-cell>
        </table:table-row>
        <table:table-row>
          <table:table-cell>
            <text:p>5G NAS ID</text:p>
          </table:table-cell>
          <table:table-cell>
            <text:p>2025-09-30 10:08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31</text:p>
          </table:table-cell>
        </table:table-row>
        <table:table-row>
          <table:table-cell>
            <text:p>5G NAS ID</text:p>
          </table:table-cell>
          <table:table-cell>
            <text:p>2025-09-30 10:1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a6</text:p>
          </table:table-cell>
        </table:table-row>
        <table:table-row>
          <table:table-cell>
            <text:p>5G NAS ID</text:p>
          </table:table-cell>
          <table:table-cell>
            <text:p>2025-09-30 10:12:4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d5</text:p>
          </table:table-cell>
        </table:table-row>
        <table:table-row>
          <table:table-cell>
            <text:p>5G NAS ID</text:p>
          </table:table-cell>
          <table:table-cell>
            <text:p>2025-09-30 10:14:5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25</text:p>
          </table:table-cell>
        </table:table-row>
        <table:table-row>
          <table:table-cell>
            <text:p>5G NAS ID</text:p>
          </table:table-cell>
          <table:table-cell>
            <text:p>2025-09-30 10:17:0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7f</text:p>
          </table:table-cell>
        </table:table-row>
        <table:table-row>
          <table:table-cell>
            <text:p>5G NAS ID</text:p>
          </table:table-cell>
          <table:table-cell>
            <text:p>2025-09-30 10:19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3c</text:p>
          </table:table-cell>
        </table:table-row>
        <table:table-row>
          <table:table-cell>
            <text:p>5G NAS ID</text:p>
          </table:table-cell>
          <table:table-cell>
            <text:p>2025-09-30 10:21:1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9e</text:p>
          </table:table-cell>
        </table:table-row>
        <table:table-row>
          <table:table-cell>
            <text:p>5G NAS ID</text:p>
          </table:table-cell>
          <table:table-cell>
            <text:p>2025-09-30 10:23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bd</text:p>
          </table:table-cell>
        </table:table-row>
        <table:table-row>
          <table:table-cell>
            <text:p>5G NAS ID</text:p>
          </table:table-cell>
          <table:table-cell>
            <text:p>2025-09-30 10:25:2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45</text:p>
          </table:table-cell>
        </table:table-row>
        <table:table-row>
          <table:table-cell>
            <text:p>5G NAS ID</text:p>
          </table:table-cell>
          <table:table-cell>
            <text:p>2025-09-30 10:27:2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89</text:p>
          </table:table-cell>
        </table:table-row>
        <table:table-row>
          <table:table-cell>
            <text:p>5G NAS ID</text:p>
          </table:table-cell>
          <table:table-cell>
            <text:p>2025-09-30 10:28:2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bd</text:p>
          </table:table-cell>
        </table:table-row>
        <table:table-row>
          <table:table-cell>
            <text:p>5G NAS ID</text:p>
          </table:table-cell>
          <table:table-cell>
            <text:p>2025-09-30 10:29:3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11</text:p>
          </table:table-cell>
        </table:table-row>
        <table:table-row>
          <table:table-cell>
            <text:p>5G NAS ID</text:p>
          </table:table-cell>
          <table:table-cell>
            <text:p>2025-09-30 10:31:3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91</text:p>
          </table:table-cell>
        </table:table-row>
        <table:table-row>
          <table:table-cell>
            <text:p>5G NAS ID</text:p>
          </table:table-cell>
          <table:table-cell>
            <text:p>2025-09-30 10:33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cc</text:p>
          </table:table-cell>
        </table:table-row>
        <table:table-row>
          <table:table-cell>
            <text:p>5G NAS ID</text:p>
          </table:table-cell>
          <table:table-cell>
            <text:p>2025-09-30 10:34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e4</text:p>
          </table:table-cell>
        </table:table-row>
        <table:table-row>
          <table:table-cell>
            <text:p>5G NAS ID</text:p>
          </table:table-cell>
          <table:table-cell>
            <text:p>2025-09-30 10:35:4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bd</text:p>
          </table:table-cell>
        </table:table-row>
        <table:table-row>
          <table:table-cell>
            <text:p>5G NAS ID</text:p>
          </table:table-cell>
          <table:table-cell>
            <text:p>2025-09-30 10:37:5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9c</text:p>
          </table:table-cell>
        </table:table-row>
        <table:table-row>
          <table:table-cell>
            <text:p>5G NAS ID</text:p>
          </table:table-cell>
          <table:table-cell>
            <text:p>2025-09-30 10:39:5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1b</text:p>
          </table:table-cell>
        </table:table-row>
        <table:table-row>
          <table:table-cell>
            <text:p>5G NAS ID</text:p>
          </table:table-cell>
          <table:table-cell>
            <text:p>2025-09-30 10:40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5c</text:p>
          </table:table-cell>
        </table:table-row>
        <table:table-row>
          <table:table-cell>
            <text:p>5G NAS ID</text:p>
          </table:table-cell>
          <table:table-cell>
            <text:p>2025-09-30 10:42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b1</text:p>
          </table:table-cell>
        </table:table-row>
        <table:table-row>
          <table:table-cell>
            <text:p>5G NAS ID</text:p>
          </table:table-cell>
          <table:table-cell>
            <text:p>2025-09-30 10:44:1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f6</text:p>
          </table:table-cell>
        </table:table-row>
        <table:table-row>
          <table:table-cell>
            <text:p>5G NAS ID</text:p>
          </table:table-cell>
          <table:table-cell>
            <text:p>2025-09-30 10:46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b6</text:p>
          </table:table-cell>
        </table:table-row>
        <table:table-row>
          <table:table-cell>
            <text:p>5G NAS ID</text:p>
          </table:table-cell>
          <table:table-cell>
            <text:p>2025-09-30 10:48:2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dc</text:p>
          </table:table-cell>
        </table:table-row>
        <table:table-row>
          <table:table-cell>
            <text:p>5G NAS ID</text:p>
          </table:table-cell>
          <table:table-cell>
            <text:p>2025-09-30 10:50:2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a3</text:p>
          </table:table-cell>
        </table:table-row>
        <table:table-row>
          <table:table-cell>
            <text:p>5G NAS ID</text:p>
          </table:table-cell>
          <table:table-cell>
            <text:p>2025-09-30 10:52:3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a9</text:p>
          </table:table-cell>
        </table:table-row>
        <table:table-row>
          <table:table-cell>
            <text:p>5G NAS ID</text:p>
          </table:table-cell>
          <table:table-cell>
            <text:p>2025-09-30 10:53:3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93</text:p>
          </table:table-cell>
        </table:table-row>
        <table:table-row>
          <table:table-cell>
            <text:p>5G NAS ID</text:p>
          </table:table-cell>
          <table:table-cell>
            <text:p>2025-09-30 10:54:3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93</text:p>
          </table:table-cell>
        </table:table-row>
        <table:table-row>
          <table:table-cell>
            <text:p>5G NAS ID</text:p>
          </table:table-cell>
          <table:table-cell>
            <text:p>2025-09-30 10:56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ff</text:p>
          </table:table-cell>
        </table:table-row>
        <table:table-row>
          <table:table-cell>
            <text:p>5G NAS ID</text:p>
          </table:table-cell>
          <table:table-cell>
            <text:p>2025-09-30 10:58:4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84</text:p>
          </table:table-cell>
        </table:table-row>
        <table:table-row>
          <table:table-cell>
            <text:p>5G NAS ID</text:p>
          </table:table-cell>
          <table:table-cell>
            <text:p>2025-09-30 11:01:1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39</text:p>
          </table:table-cell>
        </table:table-row>
        <table:table-row>
          <table:table-cell>
            <text:p>5G NAS ID</text:p>
          </table:table-cell>
          <table:table-cell>
            <text:p>2025-09-30 11:02:4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0e</text:p>
          </table:table-cell>
        </table:table-row>
        <table:table-row>
          <table:table-cell>
            <text:p>5G NAS ID</text:p>
          </table:table-cell>
          <table:table-cell>
            <text:p>2025-09-30 11:03:2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85</text:p>
          </table:table-cell>
        </table:table-row>
        <table:table-row>
          <table:table-cell>
            <text:p>5G NAS ID</text:p>
          </table:table-cell>
          <table:table-cell>
            <text:p>2025-09-30 11:05:2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64</text:p>
          </table:table-cell>
        </table:table-row>
        <table:table-row>
          <table:table-cell>
            <text:p>5G NAS ID</text:p>
          </table:table-cell>
          <table:table-cell>
            <text:p>2025-09-30 11:07:3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d0</text:p>
          </table:table-cell>
        </table:table-row>
        <table:table-row>
          <table:table-cell>
            <text:p>5G NAS ID</text:p>
          </table:table-cell>
          <table:table-cell>
            <text:p>2025-09-30 11:09:3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60</text:p>
          </table:table-cell>
        </table:table-row>
        <table:table-row>
          <table:table-cell>
            <text:p>5G NAS ID</text:p>
          </table:table-cell>
          <table:table-cell>
            <text:p>2025-09-30 11:11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2f</text:p>
          </table:table-cell>
        </table:table-row>
        <table:table-row>
          <table:table-cell>
            <text:p>5G NAS ID</text:p>
          </table:table-cell>
          <table:table-cell>
            <text:p>2025-09-30 11:13:5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c5</text:p>
          </table:table-cell>
        </table:table-row>
        <table:table-row>
          <table:table-cell>
            <text:p>5G NAS ID</text:p>
          </table:table-cell>
          <table:table-cell>
            <text:p>2025-09-30 11:14:3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24</text:p>
          </table:table-cell>
        </table:table-row>
        <table:table-row>
          <table:table-cell>
            <text:p>5G NAS ID</text:p>
          </table:table-cell>
          <table:table-cell>
            <text:p>2025-09-30 11:15:5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8b</text:p>
          </table:table-cell>
        </table:table-row>
        <table:table-row>
          <table:table-cell>
            <text:p>5G NAS ID</text:p>
          </table:table-cell>
          <table:table-cell>
            <text:p>2025-09-30 11:18:0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e2</text:p>
          </table:table-cell>
        </table:table-row>
        <table:table-row>
          <table:table-cell>
            <text:p>5G NAS ID</text:p>
          </table:table-cell>
          <table:table-cell>
            <text:p>2025-09-30 11:20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b8</text:p>
          </table:table-cell>
        </table:table-row>
        <table:table-row>
          <table:table-cell>
            <text:p>5G NAS ID</text:p>
          </table:table-cell>
          <table:table-cell>
            <text:p>2025-09-30 11:21:0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91</text:p>
          </table:table-cell>
        </table:table-row>
        <table:table-row>
          <table:table-cell>
            <text:p>5G NAS ID</text:p>
          </table:table-cell>
          <table:table-cell>
            <text:p>2025-09-30 11:22:1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91</text:p>
          </table:table-cell>
        </table:table-row>
        <table:table-row>
          <table:table-cell>
            <text:p>5G NAS ID</text:p>
          </table:table-cell>
          <table:table-cell>
            <text:p>2025-09-30 11:24:1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b8</text:p>
          </table:table-cell>
        </table:table-row>
        <table:table-row>
          <table:table-cell>
            <text:p>5G NAS ID</text:p>
          </table:table-cell>
          <table:table-cell>
            <text:p>2025-09-30 11:26:2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67</text:p>
          </table:table-cell>
        </table:table-row>
        <table:table-row>
          <table:table-cell>
            <text:p>5G NAS ID</text:p>
          </table:table-cell>
          <table:table-cell>
            <text:p>2025-09-30 11:27:2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fb</text:p>
          </table:table-cell>
        </table:table-row>
        <table:table-row>
          <table:table-cell>
            <text:p>5G NAS ID</text:p>
          </table:table-cell>
          <table:table-cell>
            <text:p>2025-09-30 11:28:2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53</text:p>
          </table:table-cell>
        </table:table-row>
        <table:table-row>
          <table:table-cell>
            <text:p>5G NAS ID</text:p>
          </table:table-cell>
          <table:table-cell>
            <text:p>2025-09-30 11:30:3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37</text:p>
          </table:table-cell>
        </table:table-row>
        <table:table-row>
          <table:table-cell>
            <text:p>5G NAS ID</text:p>
          </table:table-cell>
          <table:table-cell>
            <text:p>2025-09-30 11:32:3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9a</text:p>
          </table:table-cell>
        </table:table-row>
        <table:table-row>
          <table:table-cell>
            <text:p>5G NAS ID</text:p>
          </table:table-cell>
          <table:table-cell>
            <text:p>2025-09-30 11:34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fc</text:p>
          </table:table-cell>
        </table:table-row>
        <table:table-row>
          <table:table-cell>
            <text:p>5G NAS ID</text:p>
          </table:table-cell>
          <table:table-cell>
            <text:p>2025-09-30 11:36:5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3c</text:p>
          </table:table-cell>
        </table:table-row>
        <table:table-row>
          <table:table-cell>
            <text:p>5G NAS ID</text:p>
          </table:table-cell>
          <table:table-cell>
            <text:p>2025-09-30 11:38:5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a7</text:p>
          </table:table-cell>
        </table:table-row>
        <table:table-row>
          <table:table-cell>
            <text:p>5G NAS ID</text:p>
          </table:table-cell>
          <table:table-cell>
            <text:p>2025-09-30 11:41:0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98</text:p>
          </table:table-cell>
        </table:table-row>
        <table:table-row>
          <table:table-cell>
            <text:p>5G NAS ID</text:p>
          </table:table-cell>
          <table:table-cell>
            <text:p>2025-09-30 11:43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c1</text:p>
          </table:table-cell>
        </table:table-row>
        <table:table-row>
          <table:table-cell>
            <text:p>5G NAS ID</text:p>
          </table:table-cell>
          <table:table-cell>
            <text:p>2025-09-30 11:44:0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94</text:p>
          </table:table-cell>
        </table:table-row>
        <table:table-row>
          <table:table-cell>
            <text:p>5G NAS ID</text:p>
          </table:table-cell>
          <table:table-cell>
            <text:p>2025-09-30 11:45:1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2c</text:p>
          </table:table-cell>
        </table:table-row>
        <table:table-row>
          <table:table-cell>
            <text:p>5G NAS ID</text:p>
          </table:table-cell>
          <table:table-cell>
            <text:p>2025-09-30 11:47:1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f4</text:p>
          </table:table-cell>
        </table:table-row>
        <table:table-row>
          <table:table-cell>
            <text:p>5G NAS ID</text:p>
          </table:table-cell>
          <table:table-cell>
            <text:p>2025-09-30 11:49:2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8d</text:p>
          </table:table-cell>
        </table:table-row>
        <table:table-row>
          <table:table-cell>
            <text:p>5G NAS ID</text:p>
          </table:table-cell>
          <table:table-cell>
            <text:p>2025-09-30 11:50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a0</text:p>
          </table:table-cell>
        </table:table-row>
        <table:table-row>
          <table:table-cell>
            <text:p>5G NAS ID</text:p>
          </table:table-cell>
          <table:table-cell>
            <text:p>2025-09-30 11:51:2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97</text:p>
          </table:table-cell>
        </table:table-row>
        <table:table-row>
          <table:table-cell>
            <text:p>5G NAS ID</text:p>
          </table:table-cell>
          <table:table-cell>
            <text:p>2025-09-30 11:53:3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8a</text:p>
          </table:table-cell>
        </table:table-row>
        <table:table-row>
          <table:table-cell>
            <text:p>5G NAS ID</text:p>
          </table:table-cell>
          <table:table-cell>
            <text:p>2025-09-30 11:55:3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12</text:p>
          </table:table-cell>
        </table:table-row>
        <table:table-row>
          <table:table-cell>
            <text:p>5G NAS ID</text:p>
          </table:table-cell>
          <table:table-cell>
            <text:p>2025-09-30 11:57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5d</text:p>
          </table:table-cell>
        </table:table-row>
        <table:table-row>
          <table:table-cell>
            <text:p>5G NAS ID</text:p>
          </table:table-cell>
          <table:table-cell>
            <text:p>2025-09-30 11:59:4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2c</text:p>
          </table:table-cell>
        </table:table-row>
        <table:table-row>
          <table:table-cell>
            <text:p>5G NAS ID</text:p>
          </table:table-cell>
          <table:table-cell>
            <text:p>2025-09-30 12:01:5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e8</text:p>
          </table:table-cell>
        </table:table-row>
        <table:table-row>
          <table:table-cell>
            <text:p>5G NAS ID</text:p>
          </table:table-cell>
          <table:table-cell>
            <text:p>2025-09-30 12:04:0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07</text:p>
          </table:table-cell>
        </table:table-row>
        <table:table-row>
          <table:table-cell>
            <text:p>5G NAS ID</text:p>
          </table:table-cell>
          <table:table-cell>
            <text:p>2025-09-30 12:06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6f</text:p>
          </table:table-cell>
        </table:table-row>
        <table:table-row>
          <table:table-cell>
            <text:p>5G NAS ID</text:p>
          </table:table-cell>
          <table:table-cell>
            <text:p>2025-09-30 12:07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dc</text:p>
          </table:table-cell>
        </table:table-row>
        <table:table-row>
          <table:table-cell>
            <text:p>5G NAS ID</text:p>
          </table:table-cell>
          <table:table-cell>
            <text:p>2025-09-30 12:08:1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0e</text:p>
          </table:table-cell>
        </table:table-row>
        <table:table-row>
          <table:table-cell>
            <text:p>5G NAS ID</text:p>
          </table:table-cell>
          <table:table-cell>
            <text:p>2025-09-30 12:10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46</text:p>
          </table:table-cell>
        </table:table-row>
        <table:table-row>
          <table:table-cell>
            <text:p>5G NAS ID</text:p>
          </table:table-cell>
          <table:table-cell>
            <text:p>2025-09-30 12:12:2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6f</text:p>
          </table:table-cell>
        </table:table-row>
        <table:table-row>
          <table:table-cell>
            <text:p>5G NAS ID</text:p>
          </table:table-cell>
          <table:table-cell>
            <text:p>2025-09-30 12:13:0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3b</text:p>
          </table:table-cell>
        </table:table-row>
        <table:table-row>
          <table:table-cell>
            <text:p>5G NAS ID</text:p>
          </table:table-cell>
          <table:table-cell>
            <text:p>2025-09-30 12:14:2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cf</text:p>
          </table:table-cell>
        </table:table-row>
        <table:table-row>
          <table:table-cell>
            <text:p>5G NAS ID</text:p>
          </table:table-cell>
          <table:table-cell>
            <text:p>2025-09-30 12:16:3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83</text:p>
          </table:table-cell>
        </table:table-row>
        <table:table-row>
          <table:table-cell>
            <text:p>5G NAS ID</text:p>
          </table:table-cell>
          <table:table-cell>
            <text:p>2025-09-30 12:18:3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cd</text:p>
          </table:table-cell>
        </table:table-row>
        <table:table-row>
          <table:table-cell>
            <text:p>5G NAS ID</text:p>
          </table:table-cell>
          <table:table-cell>
            <text:p>2025-09-30 12:2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f7</text:p>
          </table:table-cell>
        </table:table-row>
        <table:table-row>
          <table:table-cell>
            <text:p>5G NAS ID</text:p>
          </table:table-cell>
          <table:table-cell>
            <text:p>2025-09-30 12:22:4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a9</text:p>
          </table:table-cell>
        </table:table-row>
        <table:table-row>
          <table:table-cell>
            <text:p>5G NAS ID</text:p>
          </table:table-cell>
          <table:table-cell>
            <text:p>2025-09-30 12:24:5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b8</text:p>
          </table:table-cell>
        </table:table-row>
        <table:table-row>
          <table:table-cell>
            <text:p>5G NAS ID</text:p>
          </table:table-cell>
          <table:table-cell>
            <text:p>2025-09-30 12:25:3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53</text:p>
          </table:table-cell>
        </table:table-row>
        <table:table-row>
          <table:table-cell>
            <text:p>5G NAS ID</text:p>
          </table:table-cell>
          <table:table-cell>
            <text:p>2025-09-30 12:26:5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36</text:p>
          </table:table-cell>
        </table:table-row>
        <table:table-row>
          <table:table-cell>
            <text:p>5G NAS ID</text:p>
          </table:table-cell>
          <table:table-cell>
            <text:p>2025-09-30 12:29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4e</text:p>
          </table:table-cell>
        </table:table-row>
        <table:table-row>
          <table:table-cell>
            <text:p>5G NAS ID</text:p>
          </table:table-cell>
          <table:table-cell>
            <text:p>2025-09-30 12:31:1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a7</text:p>
          </table:table-cell>
        </table:table-row>
        <table:table-row>
          <table:table-cell>
            <text:p>5G NAS ID</text:p>
          </table:table-cell>
          <table:table-cell>
            <text:p>2025-09-30 12:33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63</text:p>
          </table:table-cell>
        </table:table-row>
        <table:table-row>
          <table:table-cell>
            <text:p>5G NAS ID</text:p>
          </table:table-cell>
          <table:table-cell>
            <text:p>2025-09-30 12:35:2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68</text:p>
          </table:table-cell>
        </table:table-row>
        <table:table-row>
          <table:table-cell>
            <text:p>5G NAS ID</text:p>
          </table:table-cell>
          <table:table-cell>
            <text:p>2025-09-30 12:37:2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3b</text:p>
          </table:table-cell>
        </table:table-row>
        <table:table-row>
          <table:table-cell>
            <text:p>5G NAS ID</text:p>
          </table:table-cell>
          <table:table-cell>
            <text:p>2025-09-30 12:37:4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e6</text:p>
          </table:table-cell>
        </table:table-row>
        <table:table-row>
          <table:table-cell>
            <text:p>5G NAS ID</text:p>
          </table:table-cell>
          <table:table-cell>
            <text:p>2025-09-30 12:39:3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87</text:p>
          </table:table-cell>
        </table:table-row>
        <table:table-row>
          <table:table-cell>
            <text:p>5G NAS ID</text:p>
          </table:table-cell>
          <table:table-cell>
            <text:p>2025-09-30 12:41:3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80</text:p>
          </table:table-cell>
        </table:table-row>
        <table:table-row>
          <table:table-cell>
            <text:p>5G NAS ID</text:p>
          </table:table-cell>
          <table:table-cell>
            <text:p>2025-09-30 12:43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88</text:p>
          </table:table-cell>
        </table:table-row>
        <table:table-row>
          <table:table-cell>
            <text:p>5G NAS ID</text:p>
          </table:table-cell>
          <table:table-cell>
            <text:p>2025-09-30 12:46:1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f5</text:p>
          </table:table-cell>
        </table:table-row>
        <table:table-row>
          <table:table-cell>
            <text:p>5G NAS ID</text:p>
          </table:table-cell>
          <table:table-cell>
            <text:p>2025-09-30 12:47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a5</text:p>
          </table:table-cell>
        </table:table-row>
        <table:table-row>
          <table:table-cell>
            <text:p>5G NAS ID</text:p>
          </table:table-cell>
          <table:table-cell>
            <text:p>2025-09-30 12:48:1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fe</text:p>
          </table:table-cell>
        </table:table-row>
        <table:table-row>
          <table:table-cell>
            <text:p>5G NAS ID</text:p>
          </table:table-cell>
          <table:table-cell>
            <text:p>2025-09-30 12:50:2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52</text:p>
          </table:table-cell>
        </table:table-row>
        <table:table-row>
          <table:table-cell>
            <text:p>5G NAS ID</text:p>
          </table:table-cell>
          <table:table-cell>
            <text:p>2025-09-30 12:52:2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8d</text:p>
          </table:table-cell>
        </table:table-row>
        <table:table-row>
          <table:table-cell>
            <text:p>5G NAS ID</text:p>
          </table:table-cell>
          <table:table-cell>
            <text:p>2025-09-30 12:54:3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0d</text:p>
          </table:table-cell>
        </table:table-row>
        <table:table-row>
          <table:table-cell>
            <text:p>5G NAS ID</text:p>
          </table:table-cell>
          <table:table-cell>
            <text:p>2025-09-30 12:56:3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1b</text:p>
          </table:table-cell>
        </table:table-row>
        <table:table-row>
          <table:table-cell>
            <text:p>5G NAS ID</text:p>
          </table:table-cell>
          <table:table-cell>
            <text:p>2025-09-30 12:58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6e</text:p>
          </table:table-cell>
        </table:table-row>
        <table:table-row>
          <table:table-cell>
            <text:p>5G NAS ID</text:p>
          </table:table-cell>
          <table:table-cell>
            <text:p>2025-09-30 12:59:2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22</text:p>
          </table:table-cell>
        </table:table-row>
        <table:table-row>
          <table:table-cell>
            <text:p>5G NAS ID</text:p>
          </table:table-cell>
          <table:table-cell>
            <text:p>2025-09-30 13:00:5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05</text:p>
          </table:table-cell>
        </table:table-row>
        <table:table-row>
          <table:table-cell>
            <text:p>5G NAS ID</text:p>
          </table:table-cell>
          <table:table-cell>
            <text:p>2025-09-30 13:02:5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ad</text:p>
          </table:table-cell>
        </table:table-row>
        <table:table-row>
          <table:table-cell>
            <text:p>5G NAS ID</text:p>
          </table:table-cell>
          <table:table-cell>
            <text:p>2025-09-30 13:04:5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3f</text:p>
          </table:table-cell>
        </table:table-row>
        <table:table-row>
          <table:table-cell>
            <text:p>5G NAS ID</text:p>
          </table:table-cell>
          <table:table-cell>
            <text:p>2025-09-30 13:05:0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ab</text:p>
          </table:table-cell>
        </table:table-row>
        <table:table-row>
          <table:table-cell>
            <text:p>5G NAS ID</text:p>
          </table:table-cell>
          <table:table-cell>
            <text:p>2025-09-30 13:07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61</text:p>
          </table:table-cell>
        </table:table-row>
        <table:table-row>
          <table:table-cell>
            <text:p>5G NAS ID</text:p>
          </table:table-cell>
          <table:table-cell>
            <text:p>2025-09-30 13:09:1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b4</text:p>
          </table:table-cell>
        </table:table-row>
        <table:table-row>
          <table:table-cell>
            <text:p>5G NAS ID</text:p>
          </table:table-cell>
          <table:table-cell>
            <text:p>2025-09-30 13:11:1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ed</text:p>
          </table:table-cell>
        </table:table-row>
        <table:table-row>
          <table:table-cell>
            <text:p>5G NAS ID</text:p>
          </table:table-cell>
          <table:table-cell>
            <text:p>2025-09-30 13:13:2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ce</text:p>
          </table:table-cell>
        </table:table-row>
        <table:table-row>
          <table:table-cell>
            <text:p>5G NAS ID</text:p>
          </table:table-cell>
          <table:table-cell>
            <text:p>2025-09-30 13:15:2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ed</text:p>
          </table:table-cell>
        </table:table-row>
        <table:table-row>
          <table:table-cell>
            <text:p>5G NAS ID</text:p>
          </table:table-cell>
          <table:table-cell>
            <text:p>2025-09-30 13:17:3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c5</text:p>
          </table:table-cell>
        </table:table-row>
        <table:table-row>
          <table:table-cell>
            <text:p>5G NAS ID</text:p>
          </table:table-cell>
          <table:table-cell>
            <text:p>2025-09-30 13:19:3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f5</text:p>
          </table:table-cell>
        </table:table-row>
        <table:table-row>
          <table:table-cell>
            <text:p>5G NAS ID</text:p>
          </table:table-cell>
          <table:table-cell>
            <text:p>2025-09-30 13:21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ff</text:p>
          </table:table-cell>
        </table:table-row>
        <table:table-row>
          <table:table-cell>
            <text:p>5G NAS ID</text:p>
          </table:table-cell>
          <table:table-cell>
            <text:p>2025-09-30 13:22:2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5a</text:p>
          </table:table-cell>
        </table:table-row>
        <table:table-row>
          <table:table-cell>
            <text:p>5G NAS ID</text:p>
          </table:table-cell>
          <table:table-cell>
            <text:p>2025-09-30 13:23:4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a6</text:p>
          </table:table-cell>
        </table:table-row>
        <table:table-row>
          <table:table-cell>
            <text:p>5G NAS ID</text:p>
          </table:table-cell>
          <table:table-cell>
            <text:p>2025-09-30 13:25:0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3b</text:p>
          </table:table-cell>
        </table:table-row>
        <table:table-row>
          <table:table-cell>
            <text:p>5G NAS ID</text:p>
          </table:table-cell>
          <table:table-cell>
            <text:p>2025-09-30 13:25:5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e4</text:p>
          </table:table-cell>
        </table:table-row>
        <table:table-row>
          <table:table-cell>
            <text:p>5G NAS ID</text:p>
          </table:table-cell>
          <table:table-cell>
            <text:p>2025-09-30 13:28:0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ae</text:p>
          </table:table-cell>
        </table:table-row>
        <table:table-row>
          <table:table-cell>
            <text:p>5G NAS ID</text:p>
          </table:table-cell>
          <table:table-cell>
            <text:p>2025-09-30 13:30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1b</text:p>
          </table:table-cell>
        </table:table-row>
        <table:table-row>
          <table:table-cell>
            <text:p>5G NAS ID</text:p>
          </table:table-cell>
          <table:table-cell>
            <text:p>2025-09-30 13:32:1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d7</text:p>
          </table:table-cell>
        </table:table-row>
        <table:table-row>
          <table:table-cell>
            <text:p>5G NAS ID</text:p>
          </table:table-cell>
          <table:table-cell>
            <text:p>2025-09-30 13:34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a2</text:p>
          </table:table-cell>
        </table:table-row>
        <table:table-row>
          <table:table-cell>
            <text:p>5G NAS ID</text:p>
          </table:table-cell>
          <table:table-cell>
            <text:p>2025-09-30 13:34:3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b4</text:p>
          </table:table-cell>
        </table:table-row>
        <table:table-row>
          <table:table-cell>
            <text:p>5G NAS ID</text:p>
          </table:table-cell>
          <table:table-cell>
            <text:p>2025-09-30 13:36:2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76</text:p>
          </table:table-cell>
        </table:table-row>
        <table:table-row>
          <table:table-cell>
            <text:p>5G NAS ID</text:p>
          </table:table-cell>
          <table:table-cell>
            <text:p>2025-09-30 13:38:2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e9</text:p>
          </table:table-cell>
        </table:table-row>
        <table:table-row>
          <table:table-cell>
            <text:p>5G NAS ID</text:p>
          </table:table-cell>
          <table:table-cell>
            <text:p>2025-09-30 13:40:2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c1</text:p>
          </table:table-cell>
        </table:table-row>
        <table:table-row>
          <table:table-cell>
            <text:p>5G NAS ID</text:p>
          </table:table-cell>
          <table:table-cell>
            <text:p>2025-09-30 13:40:3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89</text:p>
          </table:table-cell>
        </table:table-row>
        <table:table-row>
          <table:table-cell>
            <text:p>5G NAS ID</text:p>
          </table:table-cell>
          <table:table-cell>
            <text:p>2025-09-30 13:42:3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be</text:p>
          </table:table-cell>
        </table:table-row>
        <table:table-row>
          <table:table-cell>
            <text:p>5G NAS ID</text:p>
          </table:table-cell>
          <table:table-cell>
            <text:p>2025-09-30 13:44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07</text:p>
          </table:table-cell>
        </table:table-row>
        <table:table-row>
          <table:table-cell>
            <text:p>5G NAS ID</text:p>
          </table:table-cell>
          <table:table-cell>
            <text:p>2025-09-30 13:46:5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84</text:p>
          </table:table-cell>
        </table:table-row>
        <table:table-row>
          <table:table-cell>
            <text:p>5G NAS ID</text:p>
          </table:table-cell>
          <table:table-cell>
            <text:p>2025-09-30 13:48:5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0b</text:p>
          </table:table-cell>
        </table:table-row>
        <table:table-row>
          <table:table-cell>
            <text:p>5G NAS ID</text:p>
          </table:table-cell>
          <table:table-cell>
            <text:p>2025-09-30 13:51:0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05</text:p>
          </table:table-cell>
        </table:table-row>
        <table:table-row>
          <table:table-cell>
            <text:p>5G NAS ID</text:p>
          </table:table-cell>
          <table:table-cell>
            <text:p>2025-09-30 13:53:0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17</text:p>
          </table:table-cell>
        </table:table-row>
        <table:table-row>
          <table:table-cell>
            <text:p>5G NAS ID</text:p>
          </table:table-cell>
          <table:table-cell>
            <text:p>2025-09-30 13:55:1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48</text:p>
          </table:table-cell>
        </table:table-row>
        <table:table-row>
          <table:table-cell>
            <text:p>5G NAS ID</text:p>
          </table:table-cell>
          <table:table-cell>
            <text:p>2025-09-30 13:57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40</text:p>
          </table:table-cell>
        </table:table-row>
        <table:table-row>
          <table:table-cell>
            <text:p>5G NAS ID</text:p>
          </table:table-cell>
          <table:table-cell>
            <text:p>2025-09-30 13:59:2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bd</text:p>
          </table:table-cell>
        </table:table-row>
        <table:table-row>
          <table:table-cell>
            <text:p>5G NAS ID</text:p>
          </table:table-cell>
          <table:table-cell>
            <text:p>2025-09-30 13:59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d5</text:p>
          </table:table-cell>
        </table:table-row>
        <table:table-row>
          <table:table-cell>
            <text:p>5G NAS ID</text:p>
          </table:table-cell>
          <table:table-cell>
            <text:p>2025-09-30 14:01:2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e9</text:p>
          </table:table-cell>
        </table:table-row>
        <table:table-row>
          <table:table-cell>
            <text:p>5G NAS ID</text:p>
          </table:table-cell>
          <table:table-cell>
            <text:p>2025-09-30 14:03:3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55</text:p>
          </table:table-cell>
        </table:table-row>
        <table:table-row>
          <table:table-cell>
            <text:p>5G NAS ID</text:p>
          </table:table-cell>
          <table:table-cell>
            <text:p>2025-09-30 14:05:3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b1</text:p>
          </table:table-cell>
        </table:table-row>
        <table:table-row>
          <table:table-cell>
            <text:p>5G NAS ID</text:p>
          </table:table-cell>
          <table:table-cell>
            <text:p>2025-09-30 14:0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c1</text:p>
          </table:table-cell>
        </table:table-row>
        <table:table-row>
          <table:table-cell>
            <text:p>5G NAS ID</text:p>
          </table:table-cell>
          <table:table-cell>
            <text:p>2025-09-30 14:07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73</text:p>
          </table:table-cell>
        </table:table-row>
        <table:table-row>
          <table:table-cell>
            <text:p>5G NAS ID</text:p>
          </table:table-cell>
          <table:table-cell>
            <text:p>2025-09-30 14:09:4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63</text:p>
          </table:table-cell>
        </table:table-row>
        <table:table-row>
          <table:table-cell>
            <text:p>5G NAS ID</text:p>
          </table:table-cell>
          <table:table-cell>
            <text:p>2025-09-30 14:11:5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64</text:p>
          </table:table-cell>
        </table:table-row>
        <table:table-row>
          <table:table-cell>
            <text:p>5G NAS ID</text:p>
          </table:table-cell>
          <table:table-cell>
            <text:p>2025-09-30 14:13:5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42</text:p>
          </table:table-cell>
        </table:table-row>
        <table:table-row>
          <table:table-cell>
            <text:p>5G NAS ID</text:p>
          </table:table-cell>
          <table:table-cell>
            <text:p>2025-09-30 14:16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53</text:p>
          </table:table-cell>
        </table:table-row>
        <table:table-row>
          <table:table-cell>
            <text:p>5G NAS ID</text:p>
          </table:table-cell>
          <table:table-cell>
            <text:p>2025-09-30 14:17:4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6d</text:p>
          </table:table-cell>
        </table:table-row>
        <table:table-row>
          <table:table-cell>
            <text:p>5G NAS ID</text:p>
          </table:table-cell>
          <table:table-cell>
            <text:p>2025-09-30 14:18:1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2e</text:p>
          </table:table-cell>
        </table:table-row>
        <table:table-row>
          <table:table-cell>
            <text:p>5G NAS ID</text:p>
          </table:table-cell>
          <table:table-cell>
            <text:p>2025-09-30 14:20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75</text:p>
          </table:table-cell>
        </table:table-row>
        <table:table-row>
          <table:table-cell>
            <text:p>5G NAS ID</text:p>
          </table:table-cell>
          <table:table-cell>
            <text:p>2025-09-30 14:22:2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95</text:p>
          </table:table-cell>
        </table:table-row>
        <table:table-row>
          <table:table-cell>
            <text:p>5G NAS ID</text:p>
          </table:table-cell>
          <table:table-cell>
            <text:p>2025-09-30 14:24:2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19</text:p>
          </table:table-cell>
        </table:table-row>
        <table:table-row>
          <table:table-cell>
            <text:p>5G NAS ID</text:p>
          </table:table-cell>
          <table:table-cell>
            <text:p>2025-09-30 14:26:3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8e</text:p>
          </table:table-cell>
        </table:table-row>
        <table:table-row>
          <table:table-cell>
            <text:p>5G NAS ID</text:p>
          </table:table-cell>
          <table:table-cell>
            <text:p>2025-09-30 14:28:3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84</text:p>
          </table:table-cell>
        </table:table-row>
        <table:table-row>
          <table:table-cell>
            <text:p>5G NAS ID</text:p>
          </table:table-cell>
          <table:table-cell>
            <text:p>2025-09-30 14:31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0e</text:p>
          </table:table-cell>
        </table:table-row>
        <table:table-row>
          <table:table-cell>
            <text:p>5G NAS ID</text:p>
          </table:table-cell>
          <table:table-cell>
            <text:p>2025-09-30 14:32:2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a7</text:p>
          </table:table-cell>
        </table:table-row>
        <table:table-row>
          <table:table-cell>
            <text:p>5G NAS ID</text:p>
          </table:table-cell>
          <table:table-cell>
            <text:p>2025-09-30 14:33:1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67</text:p>
          </table:table-cell>
        </table:table-row>
        <table:table-row>
          <table:table-cell>
            <text:p>5G NAS ID</text:p>
          </table:table-cell>
          <table:table-cell>
            <text:p>2025-09-30 14:35:1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69</text:p>
          </table:table-cell>
        </table:table-row>
        <table:table-row>
          <table:table-cell>
            <text:p>5G NAS ID</text:p>
          </table:table-cell>
          <table:table-cell>
            <text:p>2025-09-30 14:37:2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9a</text:p>
          </table:table-cell>
        </table:table-row>
        <table:table-row>
          <table:table-cell>
            <text:p>5G NAS ID</text:p>
          </table:table-cell>
          <table:table-cell>
            <text:p>2025-09-30 14:38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1f</text:p>
          </table:table-cell>
        </table:table-row>
        <table:table-row>
          <table:table-cell>
            <text:p>5G NAS ID</text:p>
          </table:table-cell>
          <table:table-cell>
            <text:p>2025-09-30 14:39:2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ae</text:p>
          </table:table-cell>
        </table:table-row>
        <table:table-row>
          <table:table-cell>
            <text:p>5G NAS ID</text:p>
          </table:table-cell>
          <table:table-cell>
            <text:p>2025-09-30 14:41:3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83</text:p>
          </table:table-cell>
        </table:table-row>
        <table:table-row>
          <table:table-cell>
            <text:p>5G NAS ID</text:p>
          </table:table-cell>
          <table:table-cell>
            <text:p>2025-09-30 14:43:3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59</text:p>
          </table:table-cell>
        </table:table-row>
        <table:table-row>
          <table:table-cell>
            <text:p>5G NAS ID</text:p>
          </table:table-cell>
          <table:table-cell>
            <text:p>2025-09-30 14:4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eb</text:p>
          </table:table-cell>
        </table:table-row>
        <table:table-row>
          <table:table-cell>
            <text:p>5G NAS ID</text:p>
          </table:table-cell>
          <table:table-cell>
            <text:p>2025-09-30 14:47:5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87</text:p>
          </table:table-cell>
        </table:table-row>
        <table:table-row>
          <table:table-cell>
            <text:p>5G NAS ID</text:p>
          </table:table-cell>
          <table:table-cell>
            <text:p>2025-09-30 14:49:5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df</text:p>
          </table:table-cell>
        </table:table-row>
        <table:table-row>
          <table:table-cell>
            <text:p>5G NAS ID</text:p>
          </table:table-cell>
          <table:table-cell>
            <text:p>2025-09-30 14:51:5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e1</text:p>
          </table:table-cell>
        </table:table-row>
        <table:table-row>
          <table:table-cell>
            <text:p>5G NAS ID</text:p>
          </table:table-cell>
          <table:table-cell>
            <text:p>2025-09-30 14:52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fe</text:p>
          </table:table-cell>
        </table:table-row>
        <table:table-row>
          <table:table-cell>
            <text:p>5G NAS ID</text:p>
          </table:table-cell>
          <table:table-cell>
            <text:p>2025-09-30 14:54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08</text:p>
          </table:table-cell>
        </table:table-row>
        <table:table-row>
          <table:table-cell>
            <text:p>5G NAS ID</text:p>
          </table:table-cell>
          <table:table-cell>
            <text:p>2025-09-30 14:56:1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43</text:p>
          </table:table-cell>
        </table:table-row>
        <table:table-row>
          <table:table-cell>
            <text:p>5G NAS ID</text:p>
          </table:table-cell>
          <table:table-cell>
            <text:p>2025-09-30 14:58:1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8f</text:p>
          </table:table-cell>
        </table:table-row>
        <table:table-row>
          <table:table-cell>
            <text:p>5G NAS ID</text:p>
          </table:table-cell>
          <table:table-cell>
            <text:p>2025-09-30 14:58:2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f9</text:p>
          </table:table-cell>
        </table:table-row>
        <table:table-row>
          <table:table-cell>
            <text:p>5G NAS ID</text:p>
          </table:table-cell>
          <table:table-cell>
            <text:p>2025-09-30 15:00:2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4a</text:p>
          </table:table-cell>
        </table:table-row>
        <table:table-row>
          <table:table-cell>
            <text:p>5G NAS ID</text:p>
          </table:table-cell>
          <table:table-cell>
            <text:p>2025-09-30 15:02:2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e4</text:p>
          </table:table-cell>
        </table:table-row>
        <table:table-row>
          <table:table-cell>
            <text:p>5G NAS ID</text:p>
          </table:table-cell>
          <table:table-cell>
            <text:p>2025-09-30 15:04:3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40</text:p>
          </table:table-cell>
        </table:table-row>
        <table:table-row>
          <table:table-cell>
            <text:p>5G NAS ID</text:p>
          </table:table-cell>
          <table:table-cell>
            <text:p>2025-09-30 15:06:3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cd</text:p>
          </table:table-cell>
        </table:table-row>
        <table:table-row>
          <table:table-cell>
            <text:p>5G NAS ID</text:p>
          </table:table-cell>
          <table:table-cell>
            <text:p>2025-09-30 15:08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5f</text:p>
          </table:table-cell>
        </table:table-row>
        <table:table-row>
          <table:table-cell>
            <text:p>5G NAS ID</text:p>
          </table:table-cell>
          <table:table-cell>
            <text:p>2025-09-30 15:10:2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9d</text:p>
          </table:table-cell>
        </table:table-row>
        <table:table-row>
          <table:table-cell>
            <text:p>5G NAS ID</text:p>
          </table:table-cell>
          <table:table-cell>
            <text:p>2025-09-30 15:10:4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19</text:p>
          </table:table-cell>
        </table:table-row>
        <table:table-row>
          <table:table-cell>
            <text:p>5G NAS ID</text:p>
          </table:table-cell>
          <table:table-cell>
            <text:p>2025-09-30 15:12:5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74</text:p>
          </table:table-cell>
        </table:table-row>
        <table:table-row>
          <table:table-cell>
            <text:p>5G NAS ID</text:p>
          </table:table-cell>
          <table:table-cell>
            <text:p>2025-09-30 15:15:0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d9</text:p>
          </table:table-cell>
        </table:table-row>
        <table:table-row>
          <table:table-cell>
            <text:p>5G NAS ID</text:p>
          </table:table-cell>
          <table:table-cell>
            <text:p>2025-09-30 15:17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ef</text:p>
          </table:table-cell>
        </table:table-row>
        <table:table-row>
          <table:table-cell>
            <text:p>5G NAS ID</text:p>
          </table:table-cell>
          <table:table-cell>
            <text:p>2025-09-30 15:19:1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67</text:p>
          </table:table-cell>
        </table:table-row>
        <table:table-row>
          <table:table-cell>
            <text:p>5G NAS ID</text:p>
          </table:table-cell>
          <table:table-cell>
            <text:p>2025-09-30 15:21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e8</text:p>
          </table:table-cell>
        </table:table-row>
        <table:table-row>
          <table:table-cell>
            <text:p>5G NAS ID</text:p>
          </table:table-cell>
          <table:table-cell>
            <text:p>2025-09-30 15:23:2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58</text:p>
          </table:table-cell>
        </table:table-row>
        <table:table-row>
          <table:table-cell>
            <text:p>5G NAS ID</text:p>
          </table:table-cell>
          <table:table-cell>
            <text:p>2025-09-30 15:25:2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2d</text:p>
          </table:table-cell>
        </table:table-row>
        <table:table-row>
          <table:table-cell>
            <text:p>5G NAS ID</text:p>
          </table:table-cell>
          <table:table-cell>
            <text:p>2025-09-30 15:27:3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5e</text:p>
          </table:table-cell>
        </table:table-row>
        <table:table-row>
          <table:table-cell>
            <text:p>5G NAS ID</text:p>
          </table:table-cell>
          <table:table-cell>
            <text:p>2025-09-30 15:29:3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47</text:p>
          </table:table-cell>
        </table:table-row>
        <table:table-row>
          <table:table-cell>
            <text:p>5G NAS ID</text:p>
          </table:table-cell>
          <table:table-cell>
            <text:p>2025-09-30 15:31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e1</text:p>
          </table:table-cell>
        </table:table-row>
        <table:table-row>
          <table:table-cell>
            <text:p>5G NAS ID</text:p>
          </table:table-cell>
          <table:table-cell>
            <text:p>2025-09-30 15:33:5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cb</text:p>
          </table:table-cell>
        </table:table-row>
        <table:table-row>
          <table:table-cell>
            <text:p>5G NAS ID</text:p>
          </table:table-cell>
          <table:table-cell>
            <text:p>2025-09-30 15:35:5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90</text:p>
          </table:table-cell>
        </table:table-row>
        <table:table-row>
          <table:table-cell>
            <text:p>5G NAS ID</text:p>
          </table:table-cell>
          <table:table-cell>
            <text:p>2025-09-30 15:38:0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61</text:p>
          </table:table-cell>
        </table:table-row>
        <table:table-row>
          <table:table-cell>
            <text:p>5G NAS ID</text:p>
          </table:table-cell>
          <table:table-cell>
            <text:p>2025-09-30 15:39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40</text:p>
          </table:table-cell>
        </table:table-row>
        <table:table-row>
          <table:table-cell>
            <text:p>5G NAS ID</text:p>
          </table:table-cell>
          <table:table-cell>
            <text:p>2025-09-30 15:39:1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04</text:p>
          </table:table-cell>
        </table:table-row>
        <table:table-row>
          <table:table-cell>
            <text:p>5G NAS ID</text:p>
          </table:table-cell>
          <table:table-cell>
            <text:p>2025-09-30 15:39:2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8c</text:p>
          </table:table-cell>
        </table:table-row>
        <table:table-row>
          <table:table-cell>
            <text:p>5G NAS ID</text:p>
          </table:table-cell>
          <table:table-cell>
            <text:p>2025-09-30 15:40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c1</text:p>
          </table:table-cell>
        </table:table-row>
        <table:table-row>
          <table:table-cell>
            <text:p>5G NAS ID</text:p>
          </table:table-cell>
          <table:table-cell>
            <text:p>2025-09-30 15:42:1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3d</text:p>
          </table:table-cell>
        </table:table-row>
        <table:table-row>
          <table:table-cell>
            <text:p>5G NAS ID</text:p>
          </table:table-cell>
          <table:table-cell>
            <text:p>2025-09-30 15:44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be</text:p>
          </table:table-cell>
        </table:table-row>
        <table:table-row>
          <table:table-cell>
            <text:p>5G NAS ID</text:p>
          </table:table-cell>
          <table:table-cell>
            <text:p>2025-09-30 15:46:2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e3</text:p>
          </table:table-cell>
        </table:table-row>
        <table:table-row>
          <table:table-cell>
            <text:p>5G NAS ID</text:p>
          </table:table-cell>
          <table:table-cell>
            <text:p>2025-09-30 15:48:2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94</text:p>
          </table:table-cell>
        </table:table-row>
        <table:table-row>
          <table:table-cell>
            <text:p>5G NAS ID</text:p>
          </table:table-cell>
          <table:table-cell>
            <text:p>2025-09-30 15:50:3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a8</text:p>
          </table:table-cell>
        </table:table-row>
        <table:table-row>
          <table:table-cell>
            <text:p>5G NAS ID</text:p>
          </table:table-cell>
          <table:table-cell>
            <text:p>2025-09-30 15:52:3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df</text:p>
          </table:table-cell>
        </table:table-row>
        <table:table-row>
          <table:table-cell>
            <text:p>5G NAS ID</text:p>
          </table:table-cell>
          <table:table-cell>
            <text:p>2025-09-30 15:54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9c</text:p>
          </table:table-cell>
        </table:table-row>
        <table:table-row>
          <table:table-cell>
            <text:p>5G NAS ID</text:p>
          </table:table-cell>
          <table:table-cell>
            <text:p>2025-09-30 15:56:4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77</text:p>
          </table:table-cell>
        </table:table-row>
        <table:table-row>
          <table:table-cell>
            <text:p>5G NAS ID</text:p>
          </table:table-cell>
          <table:table-cell>
            <text:p>2025-09-30 15:57:48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ef</text:p>
          </table:table-cell>
        </table:table-row>
        <table:table-row>
          <table:table-cell>
            <text:p>5G NAS ID</text:p>
          </table:table-cell>
          <table:table-cell>
            <text:p>2025-09-30 15:58:5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ac</text:p>
          </table:table-cell>
        </table:table-row>
        <table:table-row>
          <table:table-cell>
            <text:p>5G NAS ID</text:p>
          </table:table-cell>
          <table:table-cell>
            <text:p>2025-09-30 16:00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7a</text:p>
          </table:table-cell>
        </table:table-row>
        <table:table-row>
          <table:table-cell>
            <text:p>5G NAS ID</text:p>
          </table:table-cell>
          <table:table-cell>
            <text:p>2025-09-30 16:00:5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fd</text:p>
          </table:table-cell>
        </table:table-row>
        <table:table-row>
          <table:table-cell>
            <text:p>5G NAS ID</text:p>
          </table:table-cell>
          <table:table-cell>
            <text:p>2025-09-30 16:03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2d</text:p>
          </table:table-cell>
        </table:table-row>
        <table:table-row>
          <table:table-cell>
            <text:p>5G NAS ID</text:p>
          </table:table-cell>
          <table:table-cell>
            <text:p>2025-09-30 16:05:10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d8</text:p>
          </table:table-cell>
        </table:table-row>
        <table:table-row>
          <table:table-cell>
            <text:p>5G NAS ID</text:p>
          </table:table-cell>
          <table:table-cell>
            <text:p>2025-09-30 16:07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0b</text:p>
          </table:table-cell>
        </table:table-row>
        <table:table-row>
          <table:table-cell>
            <text:p>5G NAS ID</text:p>
          </table:table-cell>
          <table:table-cell>
            <text:p>2025-09-30 16:09:2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0f</text:p>
          </table:table-cell>
        </table:table-row>
        <table:table-row>
          <table:table-cell>
            <text:p>5G NAS ID</text:p>
          </table:table-cell>
          <table:table-cell>
            <text:p>2025-09-30 16:11:2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c9</text:p>
          </table:table-cell>
        </table:table-row>
        <table:table-row>
          <table:table-cell>
            <text:p>5G NAS ID</text:p>
          </table:table-cell>
          <table:table-cell>
            <text:p>2025-09-30 16:13:3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f8</text:p>
          </table:table-cell>
        </table:table-row>
      </table:table>
      <table:table table:name="Randomness Summary">
        <table:table-row>
          <table:table-cell table:style-name="HeaderCell">
            <text:p text:style-name="HeaderPara">Metric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Total Sampl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36</text:p>
          </table:table-cell>
        </table:table-row>
        <table:table-row>
          <table:table-cell>
            <text:p>Filtered by confirmation pairing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ltered retransmissions (10sec threshold)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sed Sampl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36</text:p>
          </table:table-cell>
        </table:table-row>
        <table:table-row>
          <table:table-cell>
            <text:p>Unique ID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22</text:p>
          </table:table-cell>
        </table:table-row>
        <table:table-row>
          <table:table-cell table:style-name="BoldCell">
            <text:p text:style-name="HeaderPara">Collision Rat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0.0593</text:p>
          </table:table-cell>
        </table:table-row>
        <table:table-row>
          <table:table-cell table:style-name="BoldCell">
            <text:p text:style-name="HeaderPara">Status (Collision &l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hannon H(values) [bits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.7640</text:p>
          </table:table-cell>
        </table:table-row>
        <table:table-row>
          <table:table-cell>
            <text:p>Shannon H(values) [bits] (Miller–Madow)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.4395</text:p>
          </table:table-cell>
        </table:table-row>
        <table:table-row>
          <table:table-cell table:style-name="BoldCell">
            <text:p text:style-name="HeaderPara">H(values) normalized [0..1]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0.9961</text:p>
          </table:table-cell>
        </table:table-row>
        <table:table-row>
          <table:table-cell table:style-name="BoldCell">
            <text:p text:style-name="HeaderPara">Status (H_norm &gt; 0.99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Succ. Hamming pair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21</text:p>
          </table:table-cell>
        </table:table-row>
        <table:table-row>
          <table:table-cell>
            <text:p>Succ. Hamming bit width per ID [bits]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2</text:p>
          </table:table-cell>
        </table:table-row>
        <table:table-row>
          <table:table-cell>
            <text:p>Succ. Hamming mean [bits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.4163</text:p>
          </table:table-cell>
        </table:table-row>
        <table:table-row>
          <table:table-cell>
            <text:p>Succ. Hamming mean fraction [0..1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.1693</text:p>
          </table:table-cell>
        </table:table-row>
        <table:table-row>
          <table:table-cell>
            <text:p>Succ. Hamming z-scor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55.6274</text:p>
          </table:table-cell>
        </table:table-row>
        <table:table-row>
          <table:table-cell table:style-name="BoldCell">
            <text:p text:style-name="HeaderPara">Succ. Hamming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&lt; 1e-308</text:p>
          </table:table-cell>
        </table:table-row>
        <table:table-row>
          <table:table-cell table:style-name="BoldCell">
            <text:p text:style-name="HeaderPara">Status (Succ. Hamming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nibbles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809.0270</text:p>
          </table:table-cell>
        </table:table-row>
        <table:table-row>
          <table:table-cell>
            <text:p>Chi-square nibbles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</table:table-row>
        <table:table-row>
          <table:table-cell table:style-name="BoldCell">
            <text:p text:style-name="HeaderPara">Chi-square nibbles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&lt; 1e-308</text:p>
          </table:table-cell>
        </table:table-row>
        <table:table-row>
          <table:table-cell table:style-name="BoldCell">
            <text:p text:style-name="HeaderPara">Status (Chi-square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MSB (first nibble)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330.0000</text:p>
          </table:table-cell>
        </table:table-row>
        <table:table-row>
          <table:table-cell>
            <text:p>Chi-square MSB (first nibble)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</table:table-row>
        <table:table-row>
          <table:table-cell>
            <text:p>Chi-square MSB (first nibble) p-val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&lt; 1e-308</text:p>
          </table:table-cell>
        </table:table-row>
        <table:table-row>
          <table:table-cell>
            <text:p>Chi-square LSB (last nibble)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2.1802</text:p>
          </table:table-cell>
        </table:table-row>
        <table:table-row>
          <table:table-cell>
            <text:p>Chi-square LSB (last nibble)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</table:table-row>
        <table:table-row>
          <table:table-cell>
            <text:p>Chi-square LSB (last nibble) p-val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.03e-01</text:p>
          </table:table-cell>
        </table:table-row>
        <table:table-row/>
        <table:table-row>
          <table:table-cell table:style-name="HeaderCell">
            <text:p text:style-name="HeaderPara">All Nibbles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29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6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6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3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1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49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3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4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5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9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4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7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5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3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7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6</text:p>
          </table:table-cell>
        </table:table-row>
        <table:table-row/>
        <table:table-row>
          <table:table-cell table:style-name="HeaderCell">
            <text:p text:style-name="HeaderPara">First Nibble (M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22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Last Nibble (L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8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6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6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6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6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8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4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9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9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0</text:p>
          </table:table-cell>
        </table:table-row>
      </table:table>
      <table:table table:name="Paging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Paging Messages</text:p>
          </table:table-cell>
          <table:table-cell table:style-name="HeaderCell">
            <text:p text:style-name="HeaderPara">IMSI IDs</text:p>
          </table:table-cell>
          <table:table-cell table:style-name="HeaderCell">
            <text:p text:style-name="HeaderPara">Status</text:p>
          </table:table-cell>
        </table:table-row>
        <table:table-row>
          <table:table-cell>
            <text:p>2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3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4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5G</text:p>
          </table:table-cell>
          <table:table-cell>
            <text:p>4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